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outline1">
      <style:graphic-properties fo:min-height="13.95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3.506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2" draw:layer="layout" svg:width="25.199cm" svg:height="14.2cm" svg:x="1.4cm" svg:y="4.6cm" presentation:class="outline">
          <draw:text-box>
            <text:list text:style-name="L2">
              <text:list-item>
                <text:p>Selecionar o estilo de ramificação</text:p>
                <text:list>
                  <text:list-item>
                    <text:p>Antecipado ou adiado</text:p>
                    <text:list>
                      <text:list-item>
                        <text:p>Antecipado: mais formal, maior isolamento e controle</text:p>
                      </text:list-item>
                      <text:list-item>
                        <text:p>Adiado: maior produtividade, menos isolamento, maior risco</text:p>
                      </text:list-item>
                    </text:list>
                  </text:list-item>
                </text:list>
              </text:list-item>
              <text:list-item>
                <text:p>Selecionar o estilo de junção</text:p>
                <text:list>
                  <text:list-item>
                    <text:p>Relaxado ou restrito</text:p>
                    <text:list>
                      <text:list-item>
                        <text:p>Relaxado: mais ativo, mais arriscado.</text:p>
                      </text:list-item>
                      <text:list-item>
                        <text:p>Restrito: mais seguro, gera mais codelines</text:p>
                      </text:list-item>
                    </text:list>
                  </text:list-item>
                  <text:list-item>
                    <text:p>Pode haver mesclas n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2" draw:layer="layout" svg:width="25.199cm" svg:height="14.2cm" svg:x="1.4cm" svg:y="4.6cm" presentation:class="outline">
          <draw:text-box>
            <text:list text:style-name="L2">
              <text:list-item>
                <text:p>Começar simples</text:p>
                <text:list>
                  <text:list-item>
                    <text:p>Evitar trabalhos desnecessários</text:p>
                  </text:list-item>
                </text:list>
              </text:list-item>
              <text:list-item>
                <text:p>Mudar as escolhas se necessário</text:p>
                <text:list>
                  <text:list-item>
                    <text:p>Variantes</text:p>
                  </text:list-item>
                  <text:list-item>
                    <text:p>Mais controle (relaxado para restrito)</text:p>
                  </text:list-item>
                </text:list>
              </text:list-item>
              <text:list-item>
                <text:p>Considerar as necessidades do proje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Conselhos Gerais</text:p>
          </draw:text-box>
        </draw:frame>
        <draw:frame presentation:style-name="pr2" draw:layer="layout" svg:width="25.199cm" svg:height="14.2cm" svg:x="1.4cm" svg:y="4.6cm" presentation:class="outline">
          <draw:text-box>
            <text:list text:style-name="L2">
              <text:list-item>
                <text:p>Usar nomes significativos para os ramos</text:p>
              </text:list-item>
              <text:list-item>
                <text:p>Ramificar quando necessitar realizar um “freezing”</text:p>
              </text:list-item>
              <text:list-item>
                <text:p>Integre antecipadamente e frequentemente</text:p>
              </text:list-item>
              <text:list-item>
                <text:p>Ramificar quando houver forças competindo entre si</text:p>
              </text:list-item>
              <text:list-item>
                <text:p>Adicionar outro nível de integração</text:p>
              </text:list-item>
              <text:list-item>
                <text:p>Manter a simplicida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Conselhos Gerais</text:p>
          </draw:text-box>
        </draw:frame>
        <draw:frame presentation:style-name="pr2" draw:layer="layout" svg:width="25.199cm" svg:height="14.2cm" svg:x="1.4cm" svg:y="4.6cm" presentation:class="outline">
          <draw:text-box>
            <text:list text:style-name="L2">
              <text:list-item>
                <text:p>Preservar a integridade e consistência</text:p>
              </text:list-item>
              <text:list-item>
                <text:p>Isolar as mudanças</text:p>
              </text:list-item>
              <text:list-item>
                <text:p>Isolar o trabalho e não as pesso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Contexto resultante</text:p>
          </draw:text-box>
        </draw:frame>
        <draw:frame presentation:style-name="pr2" draw:layer="layout" svg:width="25.199cm" svg:height="14.2cm" svg:x="1.4cm" svg:y="4.6cm" presentation:class="outline">
          <draw:text-box>
            <text:list text:style-name="L2">
              <text:list-item>
                <text:p>Similaridades com a programação paralela</text:p>
              </text:list-item>
              <text:list-item>
                <text:p>Isolamento e mitigação de riscos</text:p>
              </text:list-item>
              <text:list-item>
                <text:p>Complexidade de gerenciamento com hierarquia</text:p>
              </text:list-item>
              <text:list-item>
                <text:p>Custos de integração</text:p>
              </text:list-item>
              <text:list-item>
                <text:p>Integridade e reprodutibilidade</text:p>
              </text:list-item>
              <text:list-item>
                <text:p>Comunicação, coordenação e produtividade</text:p>
              </text:list-item>
              <text:list-item>
                <text:p>Paralelização com construções concorrent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Contexto resultante</text:p>
          </draw:text-box>
        </draw:frame>
        <draw:frame presentation:style-name="pr2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Topologia da ramificação representa a estrutura do workflow de atividades do projeto.</text:p>
              </text:list-item>
              <text:list-item>
                <text:p>Alinhamento arquitetura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4.2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5T15:48:51.68</meta:creation-date>
    <dc:date>2013-05-26T19:01:03</dc:date>
    <meta:editing-duration>PT1H8M11S</meta:editing-duration>
    <meta:editing-cycles>21</meta:editing-cycles>
    <meta:generator>OpenOffice.org/3.4.1$Unix OpenOffice.org_project/341m1$Build-9593</meta:generator>
    <meta:document-statistic meta:object-count="45"/>
  </office:meta>
</office:document-meta>
</file>